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color="#000000" fo:font-size="12pt" style:font-size-asian="12pt" style:font-size-complex="12pt" fo:language="en" fo:country="GB"/>
    </style:style>
    <style:style style:name="P2" style:parent-style-name="Normal" style:family="paragraph">
      <style:text-properties fo:color="#000000" fo:language="en" fo:country="GB"/>
    </style:style>
    <style:style style:name="T3" style:parent-style-name="Policepardéfaut" style:family="text">
      <style:text-properties fo:language="en" fo:country="GB"/>
    </style:style>
    <style:style style:name="T4" style:parent-style-name="Policepardéfaut" style:family="text">
      <style:text-properties fo:language="en" fo:country="GB"/>
    </style:style>
    <style:style style:name="T5" style:parent-style-name="Policepardéfaut" style:family="text">
      <style:text-properties fo:language="en" fo:country="GB"/>
    </style:style>
    <style:style style:name="T6" style:parent-style-name="Policepardéfaut" style:family="text">
      <style:text-properties fo:language="en" fo:country="GB"/>
    </style:style>
    <style:style style:name="T7" style:parent-style-name="Policepardéfaut" style:family="text">
      <style:text-properties fo:language="en" fo:country="GB"/>
    </style:style>
    <style:style style:name="T8" style:parent-style-name="Policepardéfaut" style:family="text">
      <style:text-properties fo:language="en" fo:country="GB"/>
    </style:style>
    <style:style style:name="T9" style:parent-style-name="Policepardéfaut" style:family="text">
      <style:text-properties fo:language="en" fo:country="GB"/>
    </style:style>
    <style:style style:name="T10" style:parent-style-name="Policepardéfaut" style:family="text">
      <style:text-properties fo:language="en" fo:country="GB"/>
    </style:style>
    <style:style style:name="T11" style:parent-style-name="Policepardéfaut" style:family="text">
      <style:text-properties fo:language="en" fo:country="GB"/>
    </style:style>
    <style:style style:name="T12" style:parent-style-name="Policepardéfaut" style:family="text">
      <style:text-properties fo:language="en" fo:country="GB"/>
    </style:style>
    <style:style style:name="T13" style:parent-style-name="Policepardéfaut" style:family="text">
      <style:text-properties fo:language="en" fo:country="GB"/>
    </style:style>
    <style:style style:name="P14" style:parent-style-name="Normal" style:family="paragraph">
      <style:text-properties fo:color="#000000" fo:language="en" fo:country="GB"/>
    </style:style>
    <style:style style:name="P15" style:parent-style-name="Normal" style:family="paragraph">
      <style:text-properties fo:color="#000000" fo:font-size="12pt" style:font-size-asian="12pt" style:font-size-complex="12pt"/>
    </style:style>
    <style:style style:name="P16" style:parent-style-name="Normal" style:family="paragraph">
      <style:text-properties fo:color="#000000"/>
    </style:style>
    <style:style style:name="P17" style:parent-style-name="Normal" style:family="paragraph">
      <style:text-properties fo:color="#000000"/>
    </style:style>
    <style:style style:name="P18" style:parent-style-name="Normal" style:family="paragraph">
      <style:text-properties fo:color="#000000"/>
    </style:style>
    <style:style style:name="P19" style:parent-style-name="Normal" style:family="paragraph">
      <style:text-properties fo:color="#000000"/>
    </style:style>
    <style:style style:name="P20" style:parent-style-name="Normal" style:family="paragraph">
      <style:text-properties fo:color="#000000"/>
    </style:style>
    <style:style style:name="P21" style:parent-style-name="Normal" style:family="paragraph">
      <style:text-properties fo:color="#000000" fo:font-size="12pt" style:font-size-asian="12pt" style:font-size-complex="12pt"/>
    </style:style>
    <style:style style:name="P22" style:parent-style-name="Normal" style:family="paragraph">
      <style:text-properties fo:color="#000000"/>
    </style:style>
    <style:style style:name="P23" style:parent-style-name="Normal" style:family="paragraph">
      <style:text-properties fo:color="#000000"/>
    </style:style>
    <style:style style:name="P24" style:parent-style-name="Normal" style:family="paragraph">
      <style:text-properties fo:color="#000000"/>
    </style:style>
    <style:style style:name="P25" style:parent-style-name="Normal" style:family="paragraph">
      <style:text-properties fo:color="#000000" fo:font-size="12pt" style:font-size-asian="12pt" style:font-size-complex="12pt"/>
    </style:style>
    <style:style style:name="P26" style:parent-style-name="Normal" style:family="paragraph">
      <style:text-properties fo:color="#000000"/>
    </style:style>
    <style:style style:name="P27" style:parent-style-name="Normal" style:family="paragraph">
      <style:text-properties fo:color="#000000"/>
    </style:style>
    <style:style style:name="P28" style:parent-style-name="Normal" style:family="paragraph">
      <style:text-properties fo:color="#000000"/>
    </style:style>
    <style:style style:name="P29" style:parent-style-name="Normal" style:family="paragraph">
      <style:text-properties fo:color="#000000"/>
    </style:style>
    <style:style style:name="P30" style:parent-style-name="Normal" style:family="paragraph">
      <style:text-properties fo:color="#000000" fo:font-size="12pt" style:font-size-asian="12pt" style:font-size-complex="12pt"/>
    </style:style>
    <style:style style:name="P31" style:parent-style-name="Normal" style:family="paragraph">
      <style:text-properties fo:color="#000000"/>
    </style:style>
    <style:style style:name="P32" style:parent-style-name="Normal" style:family="paragraph">
      <style:text-properties fo:color="#000000"/>
    </style:style>
    <style:style style:name="P33" style:parent-style-name="Normal" style:family="paragraph">
      <style:text-properties fo:color="#000000"/>
    </style:style>
    <style:style style:name="P34" style:parent-style-name="Normal" style:family="paragraph">
      <style:text-properties fo:color="#000000"/>
    </style:style>
    <style:style style:name="P35" style:parent-style-name="Normal" style:family="paragraph">
      <style:text-properties fo:color="#000000"/>
    </style:style>
    <style:style style:name="P36" style:parent-style-name="Normal" style:family="paragraph">
      <style:text-properties fo:color="#000000"/>
    </style:style>
    <style:style style:name="P37" style:parent-style-name="Normal" style:family="paragraph">
      <style:text-properties fo:color="#000000"/>
    </style:style>
    <style:style style:name="P38" style:parent-style-name="Normal" style:family="paragraph">
      <style:text-properties fo:color="#000000"/>
    </style:style>
    <style:style style:name="P39" style:parent-style-name="Normal" style:family="paragraph">
      <style:text-properties fo:color="#000000"/>
    </style:style>
    <style:style style:name="P40" style:parent-style-name="Normal" style:family="paragraph">
      <style:text-properties fo:color="#4472C4"/>
    </style:style>
  </office:automatic-styles>
  <office:body>
    <office:text text:use-soft-page-breaks="true">
      <text:p text:style-name="P1">1 – English Resume</text:p>
      <text:p text:style-name="P2"/>
      <text:p text:style-name="Normal"><text:span text:style-name="T3">For the second license period, Michael Martin Nevot asked us to work in pairs to complete a Java project.<text:s/></text:span><text:span text:style-name="T4">To</text:span><text:span text:style-name="T5"><text:s/>execute its project, we used a unified modeling language, which allows to study and visualize how the project is executed.<text:s/></text:span><text:span text:style-name="T6">First,</text:span><text:span text:style-name="T7"><text:s/>we had to make the class diagram (UML) which is the most important part of the project because it is the directive line. That took up a lot of our time. Think carefully about what asked us and think about future improvements to the project. After promoting the development and management of the project, we continue to program. For this, we use an integrated development environment (IDE) named eclipse. This IDE is the one on which we started in class and with which we were more comfortable.<text:s/></text:span><text:span text:style-name="T8">Finally,</text:span><text:span text:style-name="T9"><text:s/>we used Github, which is an open source collaborative development platform allowing you to manage source code repositories and manage their different versions. After some days of programming,<text:s/></text:span><text:span text:style-name="T10">modifying,</text:span><text:span text:style-name="T11"><text:s/>and optimizing the code, we have our game. The zoo management application, where employees (players) can move to clean different types of fences (for example: aquariums or aviaries). He may be able to care for or feed animals. Animals can reproduce, be born and then die. You<text:s/></text:span><text:span text:style-name="T12">must</text:span><text:span text:style-name="T13"><text:s/>balance the simulation to make it interesting.</text:span></text:p>
      <text:p text:style-name="P14"/>
      <text:p text:style-name="P15">2 - Mesures<text:s/>d’amélioration<text:s/></text:p>
      <text:p text:style-name="P16"/>
      <text:p text:style-name="P17">Le projet que l’on a développé au fil du temps à été construit à l’aide de plusieurs design pattern existant, permettant en appliquant les principes SOLID de faciliter son évolution si jamais le projet était amené à être développé plus grandement. Premièrement pour améliorer ce projet, l’utilisation d’un contrôleur devrait être plus propre, en amenant sans doute l’utilisation d’un MVC, tout cela pour remplacer aussi le prompt par une interface graphique afin d’obtenir une meilleure immersion. De plus, l’ajout d’option comme la possibilité de changer la difficulté du jeu en faisant en sorte par exemple qu’il se passe plus ou moins souvent des évènements selon cette difficulté peut être pertinente.</text:p>
      <text:p text:style-name="P18"/>
      <text:p text:style-name="P19"/>
      <text:p text:style-name="P20"/>
      <text:p text:style-name="P21">3 -<text:s/>Écarts avec les prévisions</text:p>
      <text:p text:style-name="P22"/>
      <text:p text:style-name="P23">Le zoo devait être conçu entre<text:s/>autour de 20/ 25h mais<text:s/>malheureusement l’écart avec les prévisions est assez conséquent. En effet, la création du zoo et l’étude de conception nous ont pris beaucoup plus de temps. Nous avons calculé un<text:s/>écart de 15 à 20h de plus.</text:p>
      <text:p text:style-name="P24"/>
      <text:p text:style-name="P25">4 - Bilan<text:s/>technique &amp; Problèmes rencontrés</text:p>
      <text:p text:style-name="P26">La principale difficulté pour était finalement d’utiliser le prompt. D’habitude, lorsque on utilise un contrôleur dans un projet java, c’est pour faciliter l’affichage du model sur une GUI (avec des binding<text:s/><text:soft-page-break/>etc). Mais nous avions beaucoup de mal<text:s/>à<text:s/>visualiser le prompt comme un affichage et on ne savait pas trop<text:s/>où<text:s/>mettre la fonction principale dans la conception.<text:s/>La conséquence et que c’est uniquement la classe Controlleur qui va manipuler le model, elle a donc plusieurs rôles et est trop grande.</text:p>
      <text:p text:style-name="P27">Nous avons eu beaucoup de difficulté sur la possibilité aux animaux de faire un enfant. Et avons<text:s/>pensé à<text:s/>plusieurs solutions<text:s/>comme une fabrique ou une interface, mais le manque de temps nous a empêché de chercher plus profondément le sujet.</text:p>
      <text:p text:style-name="P28">.<text:s/></text:p>
      <text:p text:style-name="P29"/>
      <text:p text:style-name="P30">5 - L’étude<text:s/>de conception</text:p>
      <text:p text:style-name="P31"/>
      <text:p text:style-name="P32"/>
      <text:p text:style-name="P33">Pour le model en général, nous avons décidé de ne pas trop faire compliqué pour les animaux, et avons décidé de faire une classe Animale, avec les différents animaux et type d’animaux selon leur moyen de faire un enfant qui héritent d’elle. Pour les enclos, même logique avec une classe enclot, et les enclos plus spécifique héritant d’elle.</text:p>
      <text:p text:style-name="P34"/>
      <text:p text:style-name="P35">Pour l’affichage dans le prompt, nous avons décidé de faire une classe Contrôleur<text:s/>qui va récupérer le model pour faire les diverses actions demandées par l’utilisateur et affiché le model.</text:p>
      <text:p text:style-name="P36"/>
      <text:p text:style-name="P37">Pour la simulation, nous avons décidé de faire deux simulateurs tout deux héritant de TimerTask, un thread avec la gestion du temps. Un simulateur pour l’état des enclos, et un pour l’état des animaux.<text:s/>Ces simulateurs ont des évènements spécifiques selon des nombres générés aléatoirement. De plus lorsque ces différents évènement sont décidé à l’aide de ces chiffres, on a décidé de faire un pattern Observateur pour signaler au contrôleur ces évènement afin qu’il puisse manipuler le model en fonction de ceux-ci.</text:p>
      <text:p text:style-name="P38"/>
      <text:p text:style-name="P39"/>
      <text:p text:style-name="P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uilhem ELIAS</meta:initial-creator>
    <dc:creator>Guilhem ELIAS</dc:creator>
    <meta:creation-date>2021-12-19T18:41:00Z</meta:creation-date>
    <dc:date>2021-12-19T21:10:00Z</dc:date>
    <meta:template xlink:href="Normal.dotm" xlink:type="simple"/>
    <meta:editing-cycles>7</meta:editing-cycles>
    <meta:editing-duration>PT8940S</meta:editing-duration>
    <meta:document-statistic meta:page-count="2" meta:paragraph-count="8" meta:word-count="645" meta:character-count="4188" meta:row-count="29" meta:non-whitespace-character-count="3551"/>
  </office:meta>
</office:document-meta>
</file>